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2CC"/>
      <style:text-properties fo:font-size="48pt" style:font-size-asian="48pt" style:font-size-complex="48pt"/>
    </style:style>
    <style:style style:name="ce3" style:family="table-cell" style:parent-style-name="Default" style:data-style-name="N0">
      <style:table-cell-properties fo:background-color="#FFF2CC"/>
    </style:style>
    <style:style style:name="ce4" style:family="table-cell" style:parent-style-name="Default" style:data-style-name="N0">
      <style:table-cell-properties style:vertical-align="top" fo:background-color="#BFBFBF"/>
    </style:style>
    <style:style style:name="ce5" style:family="table-cell" style:parent-style-name="Default" style:data-style-name="N0">
      <style:table-cell-properties fo:background-color="#BFBFBF"/>
    </style:style>
    <style:style style:name="ce6" style:family="table-cell" style:parent-style-name="Default" style:data-style-name="N0">
      <style:table-cell-properties style:vertical-align="top" fo:background-color="#BFBFBF"/>
      <style:text-properties fo:color="#808080"/>
    </style:style>
    <style:style style:name="ce7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color="#808080"/>
    </style:style>
    <style:style style:name="ce8" style:family="table-cell" style:parent-style-name="Default" style:data-style-name="N0">
      <style:table-cell-properties style:vertical-align="top" fo:wrap-option="wrap" fo:background-color="#BFBFBF"/>
    </style:style>
    <style:style style:name="ce9" style:family="table-cell" style:parent-style-name="Default" style:data-style-name="N0">
      <style:table-cell-properties style:vertical-align="top" fo:wrap-option="wrap" fo:background-color="#FFF2CC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style:vertical-align="automatic" fo:wrap-option="wrap" fo:background-color="#FFF2CC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E2EFDA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2EFD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top" fo:background-color="#E2EFDA" style:repeat-content="false"/>
      <style:paragraph-properties fo:text-align="end" fo:margin-right="0.706cm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3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-1,1)">
          <table:help-message table:title="Projected changes in percentages" table:display="true">
            <text:p>100% is represented as 1.00</text:p>
            <text:p>Min value: -1.00</text:p>
            <text:p>Max value: 1.00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  <table:content-validation table:name="val2" table:condition="of:cell-content-is-decimal-number() and cell-content-is-between(0,1000000000000)">
          <table:help-message table:title="Pounds (£)" table:display="true">
            <text:p>Cashflow (£)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</table:content-validations>
      <table:table table:name="Cashflow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6378" table:default-cell-style-name="ce5"/>
        <table:table-row table:style-name="ro1">
          <table:table-cell office:value-type="string" table:style-name="ce2">
            <text:p>Cashflow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Data Model schema version</text:p>
          </table:table-cell>
          <table:table-cell office:value-type="string" table:style-name="ce7">
            <text:p>1.3.8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Template name</text:p>
          </table:table-cell>
          <table:table-cell office:value-type="string" table:style-name="ce7">
            <text:p>dvd-cashflow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Template version</text:p>
          </table:table-cell>
          <table:table-cell office:value-type="float" office:value="6" table:style-name="ce7">
            <text:p>6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CRC</text:p>
          </table:table-cell>
          <table:table-cell office:value-type="string" table:style-name="ce7">
            <text:p>7F23F62B</text:p>
          </table:table-cell>
          <table:table-cell table:number-columns-repeated="16382" table:style-name="ce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2" table:style-name="ce5"/>
          <table:table-cell table:number-columns-repeated="16332" table:style-name="ce1"/>
        </table:table-row>
        <table:table-row table:style-name="ro2">
          <table:table-cell table:style-name="ce8"/>
          <table:table-cell table:number-columns-repeated="51" table:style-name="ce5"/>
          <table:table-cell table:number-columns-repeated="16332" table:style-name="ce1"/>
        </table:table-row>
        <table:table-row table:style-name="ro3">
          <table:table-cell office:value-type="string" table:style-name="ce9">
            <text:p>Projections</text:p>
          </table:table-cell>
          <table:table-cell table:number-columns-repeated="5" table:style-name="ce3"/>
          <table:table-cell table:style-name="ce10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4">
          <table:table-cell table:style-name="ce4"/>
          <table:table-cell office:value-type="string" table:style-name="ce11">
            <text:p>Non-discounted cashflows</text:p>
          </table:table-cell>
          <table:table-cell office:value-type="string" table:style-name="ce12">
            <text:p>Discount Rate</text:p>
          </table:table-cell>
          <table:table-cell office:value-type="string" table:style-name="ce12">
            <text:p>Assumed RPI <text:s/>inflation curve</text:p>
          </table:table-cell>
          <table:table-cell office:value-type="string" table:style-name="ce11">
            <text:p>Assumed CPI <text:s/>inflation curve</text:p>
          </table:table-cell>
          <table:table-cell office:value-type="string" table:style-name="ce11">
            <text:p>Assumed Pay increase curve</text:p>
          </table:table-cell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0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dc:title/>
    <dc:description/>
    <dc:subject/>
    <meta:initial-creator>Tilley, Peter (OPENCAST)</meta:initial-creator>
    <dc:creator>Microsoft Office User</dc:creator>
    <meta:creation-date>2023-03-08T17:15:43Z</meta:creation-date>
    <dc:date>2023-03-16T16:57:42Z</dc:date>
  </office:meta>
</office:document-meta>
</file>